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Mukta Light1" svg:font-family="'Mukta Light'" style:font-pitch="variable"/>
    <style:font-face style:name="Mukta Light" svg:font-family="'Mukta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3771in"/>
    </style:style>
    <style:style style:name="Table1.B" style:family="table-column">
      <style:table-column-properties style:column-width="5.5458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715in"/>
    </style:style>
    <style:style style:name="Table3.B" style:family="table-column">
      <style:table-column-properties style:column-width="2.2569in"/>
    </style:style>
    <style:style style:name="Table3.C" style:family="table-column">
      <style:table-column-properties style:column-width="3.2986in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style:font-name="Mukta Light1" fo:font-weight="normal" officeooo:rsid="0007dc40" officeooo:paragraph-rsid="0036baf0" style:font-weight-asian="normal" style:font-weight-complex="normal"/>
    </style:style>
    <style:style style:name="P2" style:family="paragraph" style:parent-style-name="Table_20_Contents">
      <style:text-properties officeooo:paragraph-rsid="002db1c4"/>
    </style:style>
    <style:style style:name="P3" style:family="paragraph" style:parent-style-name="Table_20_Contents">
      <style:text-properties officeooo:paragraph-rsid="0031cebd"/>
    </style:style>
    <style:style style:name="P4" style:family="paragraph" style:parent-style-name="Table_20_Contents">
      <style:text-properties officeooo:paragraph-rsid="0032c431"/>
    </style:style>
    <style:style style:name="P5" style:family="paragraph" style:parent-style-name="Table_20_Contents">
      <style:text-properties style:font-name="Mukta Light" officeooo:paragraph-rsid="0031cebd"/>
    </style:style>
    <style:style style:name="P6" style:family="paragraph" style:parent-style-name="Table_20_Contents">
      <style:text-properties style:font-name="Mukta Light" officeooo:paragraph-rsid="0032c431"/>
    </style:style>
    <style:style style:name="P7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Mukta Light1" fo:font-size="16pt" fo:font-weight="bold" officeooo:rsid="00252c93" officeooo:paragraph-rsid="0031cebd" style:font-size-asian="16pt" style:font-weight-asian="bold" style:font-size-complex="16pt" style:font-weight-complex="bold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Mukta Light1" fo:font-size="16pt" fo:font-weight="bold" officeooo:rsid="00252c93" officeooo:paragraph-rsid="002c71f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Mukta Light1" fo:font-weight="normal" officeooo:rsid="0032c431" officeooo:paragraph-rsid="0032c431" style:font-weight-asian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Mukta Light1" fo:font-size="16pt" fo:font-weight="bold" officeooo:rsid="0031cebd" officeooo:paragraph-rsid="0031ceb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2pt" officeooo:paragraph-rsid="0031cebd" style:font-size-asian="1.75pt" style:font-size-complex="2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05eb32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Mukta Light" fo:font-weight="normal" officeooo:rsid="002f0341" officeooo:paragraph-rsid="0038f1aa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Mukta Light" fo:font-weight="normal" officeooo:rsid="0005eb32" officeooo:paragraph-rsid="0038f1aa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Mukta Light" fo:font-weight="normal" officeooo:rsid="002c71fd" officeooo:paragraph-rsid="0038f1aa" style:font-weight-asian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Mukta Light" fo:font-weight="normal" officeooo:rsid="0031cebd" officeooo:paragraph-rsid="0038f1aa" style:font-weight-asian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Mukta Light1" fo:font-weight="normal" officeooo:rsid="0038f1aa" officeooo:paragraph-rsid="0038f1aa" style:font-weight-asian="normal" style:font-weight-complex="normal"/>
    </style:style>
    <style:style style:name="P18" style:family="paragraph" style:parent-style-name="Table_20_Contents">
      <style:text-properties officeooo:paragraph-rsid="0031cebd"/>
    </style:style>
    <style:style style:name="P19" style:family="paragraph" style:parent-style-name="Table_20_Contents">
      <style:text-properties officeooo:paragraph-rsid="002db1c4"/>
    </style:style>
    <style:style style:name="P20" style:family="paragraph" style:parent-style-name="Table_20_Contents">
      <style:text-properties style:font-name="Mukta Light" fo:font-weight="bold" officeooo:rsid="002c71fd" officeooo:paragraph-rsid="0038f1aa" style:font-weight-asian="bold" style:font-weight-complex="bold"/>
    </style:style>
    <style:style style:name="P21" style:family="paragraph" style:parent-style-name="Table_20_Contents">
      <style:text-properties style:font-name="Mukta Light" fo:font-weight="bold" officeooo:rsid="0007dc40" officeooo:paragraph-rsid="0038f1aa" style:font-weight-asian="bold" style:font-weight-complex="bold"/>
    </style:style>
    <style:style style:name="P22" style:family="paragraph" style:parent-style-name="Table_20_Contents">
      <style:text-properties style:font-name="Mukta Light" fo:font-weight="bold" officeooo:paragraph-rsid="0038f1aa" style:font-weight-asian="bold" style:font-weight-complex="bold"/>
    </style:style>
    <style:style style:name="P23" style:family="paragraph" style:parent-style-name="Table_20_Contents">
      <style:text-properties style:font-name="Mukta Light" officeooo:paragraph-rsid="0038f1aa"/>
    </style:style>
    <style:style style:name="P24" style:family="paragraph" style:parent-style-name="Table_20_Contents">
      <style:text-properties style:font-name="Mukta Light" style:text-underline-style="none" fo:font-weight="bold" officeooo:rsid="0013b9b4" officeooo:paragraph-rsid="0038f1aa" style:font-weight-asian="bold" style:font-weight-complex="bold"/>
    </style:style>
    <style:style style:name="P25" style:family="paragraph" style:parent-style-name="Table_20_Contents">
      <style:text-properties officeooo:paragraph-rsid="0038f1aa"/>
    </style:style>
    <style:style style:name="P26" style:family="paragraph" style:parent-style-name="Table_20_Contents">
      <style:text-properties officeooo:paragraph-rsid="00359dc5"/>
    </style:style>
    <style:style style:name="P27" style:family="paragraph" style:parent-style-name="Table_20_Contents">
      <style:text-properties style:font-name="Mukta Light1" fo:font-weight="normal" officeooo:rsid="0038f1aa" officeooo:paragraph-rsid="0038f1aa" style:font-weight-asian="normal" style:font-weight-complex="normal"/>
    </style:style>
    <style:style style:name="P28" style:family="paragraph" style:parent-style-name="Table_20_Contents">
      <style:text-properties fo:color="#000000" style:font-name="Mukta Light1" style:text-underline-style="none" fo:font-weight="normal" officeooo:rsid="0038f1aa" officeooo:paragraph-rsid="0038f1aa" style:font-weight-asian="normal" style:font-weight-complex="normal"/>
    </style:style>
    <style:style style:name="P29" style:family="paragraph">
      <style:paragraph-properties fo:text-align="center"/>
      <style:text-properties fo:font-size="12pt"/>
    </style:style>
    <style:style style:name="T1" style:family="text">
      <style:text-properties officeooo:rsid="0005eb32"/>
    </style:style>
    <style:style style:name="T2" style:family="text">
      <style:text-properties style:font-name="Mukta Light1" style:text-underline-style="none" fo:font-weight="normal" officeooo:rsid="0033acc9" style:font-weight-asian="normal" style:font-weight-complex="normal"/>
    </style:style>
    <style:style style:name="T3" style:family="text">
      <style:text-properties style:font-name="Mukta Light1" style:text-underline-style="none" fo:font-weight="normal" officeooo:rsid="0032c431" style:font-weight-asian="normal" style:font-weight-complex="normal"/>
    </style:style>
    <style:style style:name="T4" style:family="text">
      <style:text-properties style:font-name="Mukta Light1" style:text-underline-style="none" fo:font-weight="normal" officeooo:rsid="0036baf0" style:font-weight-asian="normal" style:font-weight-complex="normal"/>
    </style:style>
    <style:style style:name="T5" style:family="text">
      <style:text-properties style:font-name="Mukta Light1" fo:font-weight="normal" officeooo:rsid="0038f1aa" style:font-weight-asian="normal" style:font-weight-complex="normal"/>
    </style:style>
    <style:style style:name="T6" style:family="text">
      <style:text-properties style:font-name="Mukta Light1" fo:font-weight="normal" officeooo:rsid="0032c431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c71fd" style:font-weight-asian="bold" style:font-weight-complex="bold"/>
    </style:style>
    <style:style style:name="T9" style:family="text">
      <style:text-properties fo:font-weight="bold" officeooo:rsid="0031cebd" style:font-weight-asian="bold" style:font-weight-complex="bold"/>
    </style:style>
    <style:style style:name="T10" style:family="text">
      <style:text-properties fo:font-weight="bold" officeooo:rsid="00359dc5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c71fd" style:font-weight-asian="normal" style:font-weight-complex="normal"/>
    </style:style>
    <style:style style:name="T13" style:family="text">
      <style:text-properties fo:font-weight="normal" officeooo:rsid="002db1c4" style:font-weight-asian="normal" style:font-weight-complex="normal"/>
    </style:style>
    <style:style style:name="T14" style:family="text">
      <style:text-properties fo:font-weight="normal" officeooo:rsid="0031cebd" style:font-weight-asian="normal" style:font-weight-complex="normal"/>
    </style:style>
    <style:style style:name="T15" style:family="text">
      <style:text-properties fo:font-weight="normal" officeooo:rsid="0033acc9" style:font-weight-asian="normal" style:font-weight-complex="normal"/>
    </style:style>
    <style:style style:name="T16" style:family="text">
      <style:text-properties fo:font-weight="normal" officeooo:rsid="0035da68" style:font-weight-asian="normal" style:font-weight-complex="normal"/>
    </style:style>
    <style:style style:name="T17" style:family="text">
      <style:text-properties officeooo:rsid="002c71fd"/>
    </style:style>
    <style:style style:name="T18" style:family="text">
      <style:text-properties officeooo:rsid="002db1c4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officeooo:rsid="002db1c4" style:font-weight-asian="normal" style:font-weight-complex="normal"/>
    </style:style>
    <style:style style:name="T21" style:family="text">
      <style:text-properties style:text-underline-style="none" fo:font-weight="normal" officeooo:rsid="0031cebd" style:font-weight-asian="normal" style:font-weight-complex="normal"/>
    </style:style>
    <style:style style:name="T22" style:family="text">
      <style:text-properties style:text-underline-style="none" fo:font-weight="normal" officeooo:rsid="00354f7b" style:font-weight-asian="normal" style:font-weight-complex="normal"/>
    </style:style>
    <style:style style:name="T23" style:family="text">
      <style:text-properties style:text-underline-style="none" fo:font-weight="normal" officeooo:rsid="0030c9f2" style:font-weight-asian="normal" style:font-weight-complex="normal"/>
    </style:style>
    <style:style style:name="T24" style:family="text">
      <style:text-properties style:text-underline-style="none" fo:font-weight="normal" officeooo:rsid="0035da68" style:font-weight-asian="normal" style:font-weight-complex="normal"/>
    </style:style>
    <style:style style:name="T25" style:family="text">
      <style:text-properties style:text-underline-style="none" fo:font-weight="normal" officeooo:rsid="0038f1aa" style:font-weight-asian="normal" style:font-weight-complex="normal"/>
    </style:style>
    <style:style style:name="T26" style:family="text">
      <style:text-properties style:text-underline-style="none" fo:font-weight="normal" officeooo:rsid="002c71fd" style:font-weight-asian="normal" style:font-weight-complex="normal"/>
    </style:style>
    <style:style style:name="T27" style:family="text">
      <style:text-properties style:text-underline-style="none" fo:font-weight="bold" officeooo:rsid="0030c9f2" style:font-weight-asian="bold" style:font-weight-complex="bold"/>
    </style:style>
    <style:style style:name="T28" style:family="text">
      <style:text-properties style:text-underline-style="none" fo:font-weight="bold" officeooo:rsid="0038f1aa" style:font-weight-asian="bold" style:font-weight-complex="bold"/>
    </style:style>
    <style:style style:name="T29" style:family="text">
      <style:text-properties style:text-underline-style="none" officeooo:rsid="0032c431"/>
    </style:style>
    <style:style style:name="T30" style:family="text">
      <style:text-properties style:text-underline-style="none" officeooo:rsid="0033acc9"/>
    </style:style>
    <style:style style:name="T31" style:family="text">
      <style:text-properties style:text-underline-style="none" officeooo:rsid="0038f1aa"/>
    </style:style>
    <style:style style:name="T32" style:family="text">
      <style:text-properties style:text-underline-style="none" officeooo:rsid="002db1c4"/>
    </style:style>
    <style:style style:name="T33" style:family="text">
      <style:text-properties style:text-underline-style="none" officeooo:rsid="00359dc5"/>
    </style:style>
    <style:style style:name="T34" style:family="text">
      <style:text-properties officeooo:rsid="0032c431"/>
    </style:style>
    <style:style style:name="T35" style:family="text">
      <style:text-properties style:font-name="Mukta Light"/>
    </style:style>
    <style:style style:name="T36" style:family="text">
      <style:text-properties style:font-name="Mukta Light" style:text-underline-style="none" fo:font-weight="normal" officeooo:rsid="002db1c4" style:font-weight-asian="normal" style:font-weight-complex="normal"/>
    </style:style>
    <style:style style:name="T37" style:family="text">
      <style:text-properties style:font-name="Mukta Light" style:text-underline-style="none" fo:font-weight="normal" officeooo:rsid="0031cebd" style:font-weight-asian="normal" style:font-weight-complex="normal"/>
    </style:style>
    <style:style style:name="T38" style:family="text">
      <style:text-properties style:font-name="Mukta Light" style:text-underline-style="none" fo:font-weight="normal" officeooo:rsid="0038f1aa" style:font-weight-asian="normal" style:font-weight-complex="normal"/>
    </style:style>
    <style:style style:name="T39" style:family="text">
      <style:text-properties style:font-name="Mukta Light" style:text-underline-style="none" fo:font-weight="normal" officeooo:rsid="00354f7b" style:font-weight-asian="normal" style:font-weight-complex="normal"/>
    </style:style>
    <style:style style:name="T40" style:family="text">
      <style:text-properties style:font-name="Mukta Light" style:text-underline-style="none" fo:font-weight="bold" officeooo:rsid="00359dc5" style:font-weight-asian="bold" style:font-weight-complex="bold"/>
    </style:style>
    <style:style style:name="T41" style:family="text">
      <style:text-properties style:font-name="Mukta Light" style:text-underline-style="none" fo:font-weight="bold" officeooo:rsid="0038f1aa" style:font-weight-asian="bold" style:font-weight-complex="bold"/>
    </style:style>
    <style:style style:name="T42" style:family="text">
      <style:text-properties style:font-name="Mukta Light" style:text-underline-style="none" fo:font-weight="bold" officeooo:rsid="002db1c4" style:font-weight-asian="bold" style:font-weight-complex="bold"/>
    </style:style>
    <style:style style:name="T43" style:family="text">
      <style:text-properties style:font-name="Mukta Light" fo:font-weight="normal" officeooo:rsid="002db1c4" style:font-weight-asian="normal" style:font-weight-complex="normal"/>
    </style:style>
    <style:style style:name="T44" style:family="text">
      <style:text-properties style:font-name="Mukta Light" fo:font-weight="normal" officeooo:rsid="0005eb32" style:font-weight-asian="normal" style:font-weight-complex="normal"/>
    </style:style>
    <style:style style:name="T45" style:family="text">
      <style:text-properties style:font-name="Mukta Light" fo:font-weight="normal" officeooo:rsid="0038f1aa" style:font-weight-asian="normal" style:font-weight-complex="normal"/>
    </style:style>
    <style:style style:name="T46" style:family="text">
      <style:text-properties officeooo:rsid="0033acc9"/>
    </style:style>
    <style:style style:name="T47" style:family="text">
      <style:text-properties officeooo:rsid="00359dc5"/>
    </style:style>
    <style:style style:name="T48" style:family="text">
      <style:text-properties officeooo:rsid="0035da68"/>
    </style:style>
    <style:style style:name="T49" style:family="text">
      <style:text-properties fo:color="#2a6099" style:font-name="Mukta Light" style:text-underline-style="none"/>
    </style:style>
    <style:style style:name="T50" style:family="text">
      <style:text-properties fo:color="#2a6099" style:font-name="Mukta Light" style:text-underline-style="none" fo:font-weight="normal" officeooo:rsid="002db1c4" style:font-weight-asian="normal" style:font-weight-complex="normal"/>
    </style:style>
    <style:style style:name="T51" style:family="text">
      <style:text-properties fo:color="#2a6099" style:font-name="Mukta Light" style:text-underline-style="none" fo:font-weight="normal" officeooo:rsid="0038f1aa" style:font-weight-asian="normal" style:font-weight-complex="normal"/>
    </style:style>
    <style:style style:name="T52" style:family="text">
      <style:text-properties fo:color="#2a6099" style:font-name="Mukta Light" style:text-underline-style="none" officeooo:rsid="002c71fd"/>
    </style:style>
    <style:style style:name="T53" style:family="text">
      <style:text-properties fo:color="#2a6099" style:font-name="Mukta Light" fo:language="zxx" fo:country="none" style:text-underline-style="none" fo:font-weight="normal" officeooo:rsid="0038f1aa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fo:color="#2a6099" style:text-underline-style="none"/>
    </style:style>
    <style:style style:name="T55" style:family="text">
      <style:text-properties fo:color="#2a6099" style:text-underline-style="none" fo:font-weight="normal" officeooo:rsid="002db1c4" style:font-weight-asian="normal" style:font-weight-complex="normal"/>
    </style:style>
    <style:style style:name="T56" style:family="text">
      <style:text-properties fo:color="#2a6099" style:text-underline-style="none" fo:font-weight="normal" officeooo:rsid="0038f1aa" style:font-weight-asian="normal" style:font-weight-complex="normal"/>
    </style:style>
    <style:style style:name="T57" style:family="text">
      <style:text-properties fo:color="#2a6099" style:text-underline-style="none" officeooo:rsid="0038f1aa"/>
    </style:style>
    <style:style style:name="T58" style:family="text">
      <style:text-properties fo:color="#2a6099" style:font-name="Mukta Light1" style:text-underline-style="none" fo:font-weight="normal" officeooo:rsid="002f0341" style:font-weight-asian="normal" style:font-weight-complex="normal"/>
    </style:style>
    <style:style style:name="T59" style:family="text">
      <style:text-properties fo:color="#2a6099" style:font-name="Mukta Light1" style:text-underline-style="none" fo:font-weight="normal" officeooo:rsid="0007dc40" style:font-weight-asian="normal" style:font-weight-complex="normal"/>
    </style:style>
    <style:style style:name="T60" style:family="text">
      <style:text-properties fo:color="#2a6099" style:font-name="Mukta Light1" style:text-underline-style="none" fo:font-weight="normal" officeooo:rsid="0038f1aa" style:font-weight-asian="normal" style:font-weight-complex="normal"/>
    </style:style>
    <style:style style:name="T61" style:family="text">
      <style:text-properties fo:color="#2a6099" style:font-name="Mukta Light1" fo:language="zxx" fo:country="none" style:text-underline-style="none" fo:font-weight="normal" officeooo:rsid="0038f1aa" style:language-asian="zxx" style:country-asian="none" style:font-weight-asian="normal" style:language-complex="zxx" style:country-complex="none" style:font-weight-complex="normal"/>
    </style:style>
    <style:style style:name="T62" style:family="text">
      <style:text-properties fo:color="#2a6099" fo:language="zxx" fo:country="none" style:text-underline-style="none" fo:font-weight="normal" officeooo:rsid="0038f1aa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officeooo:rsid="0036baf0"/>
    </style:style>
    <style:style style:name="T64" style:family="text">
      <style:text-properties officeooo:rsid="0038f1aa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line text:anchor-type="paragraph" draw:z-index="0" draw:name="Shape1" draw:style-name="gr1" draw:text-style-name="P29" svg:x1="1.1291in" svg:y1="0.1929in" svg:x2="6.8764in" svg:y2="0.1929in"><text:p/></draw:line>P<text:span text:style-name="T17">rojektlist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T45">01</text:span><text:span text:style-name="T43">/</text:span><text:span text:style-name="T45">1970</text:span><text:span text:style-name="T44"> – </text:span><text:span text:style-name="T43">0</text:span><text:span text:style-name="T45">1</text:span><text:span text:style-name="T43">/</text:span><text:span text:style-name="T45">1970</text:span></text:p>
          </table:table-cell>
          <table:table-cell table:style-name="Table1.A1" office:value-type="string">
            <text:p text:style-name="P3"><text:span text:style-name="T40">„</text:span><text:span text:style-name="T41">Projektname</text:span><text:span text:style-name="T40">“</text:span><text:span text:style-name="T36"> – </text:span><text:span text:style-name="T38">Abschlussarbeit</text:span><text:span text:style-name="T36">, </text:span><text:span text:style-name="T37">Universität</text:span></text:p>
            <text:p text:style-name="P2"><text:span text:style-name="T41">Programmiersprache</text:span><text:span text:style-name="T42"> </text:span><text:span text:style-name="T38">Beschreibung, Prozess und Ergebnis</text:span><text:span text:style-name="T36">.</text:span></text:p>
            <text:p text:style-name="P2"><text:a xlink:type="simple" xlink:href="https://github.com/p3732/gpumap" text:style-name="Internet_20_link" text:visited-style-name="Visited_20_Internet_20_Link"><text:span text:style-name="T50">https://</text:span></text:a><text:a xlink:type="simple" xlink:href="https://github.com/p3732/gpumap" text:style-name="Internet_20_link" text:visited-style-name="Visited_20_Internet_20_Link"><text:span text:style-name="T53">example</text:span></text:a><text:a xlink:type="simple" xlink:href="https://github.com/p3732/gpumap" text:style-name="Internet_20_link" text:visited-style-name="Visited_20_Internet_20_Link"><text:span text:style-name="T50">.com/</text:span></text:a><text:span text:style-name="T51">if/public/repository/or/information/exists</text:span></text:p>
          </table:table-cell>
        </table:table-row>
        <table:table-row>
          <table:table-cell table:style-name="Table1.A1" office:value-type="string">
            <text:p text:style-name="P13"><text:span text:style-name="T64">01</text:span><text:span text:style-name="T18">/</text:span><text:span text:style-name="T64">1970</text:span><text:span text:style-name="T1"> – </text:span><text:span text:style-name="T18">0</text:span><text:span text:style-name="T64">1</text:span><text:span text:style-name="T18">/</text:span><text:span text:style-name="T64">1970</text:span></text:p>
          </table:table-cell>
          <table:table-cell table:style-name="Table1.A1" office:value-type="string">
            <text:p text:style-name="P24"><text:span text:style-name="T47">„</text:span><text:span text:style-name="T64">Projektname</text:span><text:span text:style-name="T47">“</text:span><text:span text:style-name="T12"> </text:span><text:span text:style-name="T13">–</text:span><text:span text:style-name="T12"> </text:span><text:span text:style-name="T13">Gruppenprojekt, </text:span><text:span text:style-name="T14">Universität</text:span></text:p>
            <text:p text:style-name="P25"><text:span text:style-name="T38">Beschreibung</text:span><text:span text:style-name="T39">.</text:span></text:p>
          </table:table-cell>
        </table:table-row>
        <table:table-row>
          <table:table-cell table:style-name="Table1.A1" office:value-type="string">
            <text:p text:style-name="P14"><text:span text:style-name="T64">01</text:span><text:span text:style-name="T18">/</text:span><text:span text:style-name="T64">1970</text:span> – <text:span text:style-name="T18">0</text:span><text:span text:style-name="T64">1</text:span><text:span text:style-name="T18">/</text:span><text:span text:style-name="T64">1970</text:span></text:p>
          </table:table-cell>
          <table:table-cell table:style-name="Table1.A1" office:value-type="string">
            <text:p text:style-name="P21"><text:span text:style-name="T47">„</text:span><text:span text:style-name="T31">Projektname</text:span><text:span text:style-name="T47">“</text:span><text:span text:style-name="T12"> </text:span><text:span text:style-name="T20">–</text:span><text:span text:style-name="T12"> </text:span><text:span text:style-name="T13">Freizeitprojekt</text:span></text:p>
            <text:p text:style-name="P20"><text:span text:style-name="T31">Programmiersprache</text:span><text:span text:style-name="T32"> </text:span><text:span text:style-name="T25">Beschreibung</text:span><text:span text:style-name="T20">.</text:span></text:p>
            <text:p text:style-name="P20"><text:a xlink:type="simple" xlink:href="https://github.com/p3732/gpumap" text:style-name="Internet_20_link" text:visited-style-name="Visited_20_Internet_20_Link"><text:span text:style-name="T55">https://</text:span></text:a><text:a xlink:type="simple" xlink:href="https://github.com/p3732/gpumap" text:style-name="Internet_20_link" text:visited-style-name="Visited_20_Internet_20_Link"><text:span text:style-name="T62">example</text:span></text:a><text:a xlink:type="simple" xlink:href="https://github.com/p3732/gpumap" text:style-name="Internet_20_link" text:visited-style-name="Visited_20_Internet_20_Link"><text:span text:style-name="T55">.com/</text:span></text:a><text:span text:style-name="T56">if/public/repository/or/information/exists</text:span></text:p>
          </table:table-cell>
        </table:table-row>
        <table:table-row>
          <table:table-cell table:style-name="Table1.A1" office:value-type="string">
            <text:p text:style-name="P15"><text:span text:style-name="T64">01</text:span><text:span text:style-name="T18">/</text:span><text:span text:style-name="T64">1970</text:span><text:span text:style-name="T1"> – </text:span><text:span text:style-name="T18">0</text:span><text:span text:style-name="T64">1</text:span><text:span text:style-name="T18">/</text:span><text:span text:style-name="T64">1970</text:span></text:p>
          </table:table-cell>
          <table:table-cell table:style-name="Table1.A1" office:value-type="string">
            <text:p text:style-name="P24"><text:span text:style-name="T47">„</text:span><text:span text:style-name="T64">Projektname</text:span><text:span text:style-name="T47">“</text:span><text:span text:style-name="T12"> </text:span><text:span text:style-name="T13">–</text:span><text:span text:style-name="T12"> </text:span><text:span text:style-name="T13">Gruppenprojekt, </text:span><text:span text:style-name="T14">Universität</text:span></text:p>
            <text:p text:style-name="P23"><text:span text:style-name="T25">Beschreibung</text:span><text:span text:style-name="T22">.</text:span></text:p>
          </table:table-cell>
        </table:table-row>
        <table:table-row>
          <table:table-cell table:style-name="Table1.A1" office:value-type="string">
            <text:p text:style-name="P15"><text:span text:style-name="T64">01</text:span><text:span text:style-name="T18">/</text:span><text:span text:style-name="T64">1970</text:span><text:span text:style-name="T1"> – </text:span><text:span text:style-name="T18">0</text:span><text:span text:style-name="T64">1</text:span><text:span text:style-name="T18">/</text:span><text:span text:style-name="T64">1970</text:span></text:p>
          </table:table-cell>
          <table:table-cell table:style-name="Table1.A1" office:value-type="string">
            <text:p text:style-name="P22"><text:span text:style-name="T33">„</text:span><text:span text:style-name="T31">Projektname</text:span><text:span text:style-name="T33">“</text:span><text:span text:style-name="T26"> </text:span><text:span text:style-name="T20">–</text:span><text:span text:style-name="T26"> </text:span><text:span text:style-name="T20">Gruppenprojekt, </text:span><text:span text:style-name="T21">Universität</text:span></text:p>
            <text:p text:style-name="P22"><text:span text:style-name="T25">Beschreibung</text:span><text:span text:style-name="T22">.</text:span></text:p>
          </table:table-cell>
        </table:table-row>
      </table:table>
      <text:p text:style-name="P7"/>
      <text:p text:style-name="P10"><draw:line text:anchor-type="paragraph" draw:z-index="1" draw:name="Shape1" draw:style-name="gr1" draw:text-style-name="P29" svg:x1="0.9772in" svg:y1="0.1819in" svg:x2="6.8591in" svg:y2="0.1819in"><text:p/></draw:line>Sonstige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Github</text:p>
          </table:table-cell>
          <table:table-cell table:style-name="Table3.A1" office:value-type="string">
            <text:p text:style-name="P26"><text:a xlink:type="simple" xlink:href="https://github.com/p3732/" text:style-name="Internet_20_link" text:visited-style-name="Visited_20_Internet_20_Link"><text:span text:style-name="T59">https://github.com/</text:span></text:a><text:a xlink:type="simple" xlink:href="https://github.com/p3732/" text:style-name="Internet_20_link" text:visited-style-name="Visited_20_Internet_20_Link"><text:span text:style-name="T61">user_name</text:span></text:a><text:a xlink:type="simple" xlink:href="https://github.com/p3732/" text:style-name="Internet_20_link" text:visited-style-name="Visited_20_Internet_20_Link"><text:span text:style-name="T59">/</text:span></text:a></text:p>
          </table:table-cell>
          <table:table-cell table:style-name="Table3.A1" office:value-type="string">
            <text:p text:style-name="P1"><text:span text:style-name="T63">Eigene Projekte und </text:span><text:span text:style-name="T29">g</text:span><text:span text:style-name="T30">elegentliche</text:span><text:span text:style-name="T34"> Beteiligung an Open-Source Projekten.</text:span></text:p>
          </table:table-cell>
        </table:table-row>
        <table:table-row>
          <table:table-cell table:style-name="Table3.A1" office:value-type="string">
            <text:p text:style-name="P17"><text:span text:style-name="T64">D</text:span>esigns</text:p>
          </table:table-cell>
          <table:table-cell table:style-name="Table3.A1" office:value-type="string">
            <text:p text:style-name="P4"><text:a xlink:type="simple" xlink:href="https://gitlab.gnome.org/users/p3732" text:style-name="Internet_20_link" text:visited-style-name="Visited_20_Internet_20_Link"><text:span text:style-name="T58">https://</text:span></text:a><text:a xlink:type="simple" xlink:href="https://gitlab.gnome.org/users/p3732" text:style-name="Internet_20_link" text:visited-style-name="Visited_20_Internet_20_Link"><text:span text:style-name="T61">domain.com</text:span></text:a><text:a xlink:type="simple" xlink:href="https://gitlab.gnome.org/users/p3732" text:style-name="Internet_20_link" text:visited-style-name="Visited_20_Internet_20_Link"><text:span text:style-name="T58">/</text:span></text:a></text:p>
          </table:table-cell>
          <table:table-cell table:style-name="Table3.A1" office:value-type="string">
            <text:p text:style-name="P25"><text:span text:style-name="T2">Flyer- und Plakat</text:span><text:span text:style-name="T4">designs für Veranstaltungen.</text:span></text:p>
          </table:table-cell>
        </table:table-row>
        <table:table-row>
          <table:table-cell table:style-name="Table3.A1" office:value-type="string">
            <text:p text:style-name="P17">Etwas Anderes</text:p>
          </table:table-cell>
          <table:table-cell table:style-name="Table3.A1" office:value-type="string">
            <text:p text:style-name="P28">Kontext</text:p>
          </table:table-cell>
          <table:table-cell table:style-name="Table3.A1" office:value-type="string">
            <text:p text:style-name="P27">Beschreibung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Mukta Light1" svg:font-family="'Mukta Light'" style:font-pitch="variable"/>
    <style:font-face style:name="Mukta Light" svg:font-family="'Mukta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8T18:39:34.261706394</meta:creation-date>
    <dc:date>2020-04-03T16:30:47.255224902</dc:date>
    <meta:editing-duration>PT3H16M23S</meta:editing-duration>
    <meta:editing-cycles>35</meta:editing-cycles>
    <meta:generator>LibreOffice/6.4.2.2$Linux_X86_64 LibreOffice_project/40$Build-2</meta:generator>
    <meta:print-date>2019-11-25T12:36:47.573528818</meta:print-date>
    <meta:document-statistic meta:table-count="2" meta:image-count="0" meta:object-count="0" meta:page-count="1" meta:paragraph-count="28" meta:word-count="59" meta:character-count="768" meta:non-whitespace-character-count="727"/>
  </office:meta>
</office:document-meta>
</file>